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839379596714791504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290650409006200932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6591883805654357297"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7734594731204605266"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458781725973148603"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456498336961345230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6576614481360431134"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160120200922786766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2332618" text:continue-list="list6576614481360431134"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1080215011973430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2321870"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2318242"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2329283"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2307002"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2323779"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276453538068849050"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375439015877277629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483612963772781109"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2328924"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5749631697798661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105890216063626909"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113376241186474560" text:style-name="L15">
        <text:list-item>
          <text:list>
            <text:list-header>
              <text:p text:style-name="P186">1.5 miles averaging about 9:40/mile and rest 1 min</text:p>
            </text:list-header>
          </text:list>
        </text:list-item>
      </text:list>
      <text:p text:style-name="P25">1 mile in 8:26 and rest 2 min</text:p>
      <text:list xml:id="list9129419557131665016"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064764433289143002"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2317144"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2730894706840260445"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07050463459930221"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8963786633389076044"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2308141" text:continue-list="list307050463459930221" text:style-name="L19">
        <text:list-item>
          <text:list>
            <text:list-header>
              <text:p text:style-name="P190">(Pace*HR)=1240</text:p>
            </text:list-header>
          </text:list>
        </text:list-item>
      </text:list>
      <text:list xml:id="list42324544" text:continue-list="list2730894706840260445" text:style-name="L18">
        <text:list-item>
          <text:list>
            <text:list-header>
              <text:p text:style-name="P189">2 miles at 10:46/mile Ave HR= 121 bpm and rest a few minutes</text:p>
            </text:list-header>
          </text:list>
        </text:list-item>
      </text:list>
      <text:list xml:id="list42328847" text:continue-list="list42308141"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2336122"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214047649921235088"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96881381747426501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12983387611511200"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749816313535487383"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00668493583222069"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53144173325678794"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2317814"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2317637"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10452196598580736"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4931517721425325"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364692810155863504"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254411147641921308"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595229539820103668"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885767806305929853" text:style-name="L32">
        <text:list-item>
          <text:list>
            <text:list-header>
              <text:p text:style-name="P200">0.25 miles in 2:54</text:p>
              <text:p text:style-name="P200">1 mile in 9:21 going faster as I ran and ending at around 8:30 pace</text:p>
            </text:list-header>
          </text:list>
        </text:list-item>
      </text:list>
      <text:list xml:id="list4320025718824429545"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9561838899089841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926646770618600028"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97682025994007754"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43534625412057368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09284034007757836"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177085312520202924"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050424757699144565" text:style-name="L40">
        <text:list-item>
          <text:list>
            <text:list-header>
              <text:p text:style-name="P212"><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6T22:05:24.86</dc:date>
    <dc:creator>James Lombardi</dc:creator>
    <meta:editing-duration>P34DT11H39M39S</meta:editing-duration>
    <meta:editing-cycles>2403</meta:editing-cycles>
    <meta:generator>OpenOffice/4.1.2$Win32 OpenOffice.org_project/412m3$Build-9782</meta:generator>
    <meta:document-statistic meta:table-count="0" meta:image-count="9" meta:object-count="0" meta:page-count="236" meta:paragraph-count="6952" meta:word-count="74548" meta:character-count="381429"/>
  </office:meta>
</office:document-meta>
</file>